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1-24T17:29:53</meta:creation-date>
    <dc:creator>Admin</dc:creator>
    <dc:date>2010-11-24T17:29:53</dc:date>
    <meta:editing-cycles>1</meta:editing-cycles>
    <meta:editing-duration>PT2M27S</meta:editing-duration>
    <meta:AssemblyVersion Assembly-Version="OpenOfficeConvert 0.6.11.2280"/>
    <meta:Created-By Created-By="ReSharper 5.1.1753.4"/>
    <meta:user-defined meta:name="Assembly-Version">OpenOfficeConvert 0.6.11.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VN\pathway\Test\PsExport\TestFiles\Output\T4\1pe"
Const IsPreview = "False"

'Changed On Nov-22-2010 for TD-1693(Headers are missing from odd pages)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